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5])" office:value-type="float" office:value="73">
            <text:p>73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Etherne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4])" office:value-type="float" office:value="26">
            <text:p>26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2" office:value-type="string">
            <text:p>FPGA</text:p>
          </table:table-cell>
          <table:table-cell/>
          <table:table-cell table:style-name="ce3"/>
        </table:table-row>
        <table:table-row table:style-name="ro2">
          <table:table-cell table:style-name="ce3" office:value-type="string">
            <text:p>Capacitor, 100nF, 0402</text:p>
          </table:table-cell>
          <table:table-cell office:value-type="float" office:value="2">
            <text:p>2</text:p>
          </table:table-cell>
          <table:table-cell table:style-name="ce3" office:value-type="string">
            <text:p>Farnell 1611916</text:p>
          </table:table-cell>
        </table:table-row>
        <table:table-row table:style-name="ro2">
          <table:table-cell table:style-name="ce3" office:value-type="string">
            <text:p>Resistor, 1K, 0402</text:p>
          </table:table-cell>
          <table:table-cell office:value-type="float" office:value="2">
            <text:p>2</text:p>
          </table:table-cell>
          <table:table-cell table:style-name="ce3" office:value-type="string">
            <text:p>Farnell 1358043</text:p>
          </table:table-cell>
        </table:table-row>
        <table:table-row table:style-name="ro1">
          <table:table-cell table:style-name="ce5" office:value-type="string">
            <text:p>Resistor, 330, 0402</text:p>
          </table:table-cell>
          <table:table-cell office:value-type="float" office:value="1">
            <text:p>1</text:p>
          </table:table-cell>
          <table:table-cell table:style-name="ce3" office:value-type="string">
            <text:p>TBD</text:p>
          </table:table-cell>
        </table:table-row>
        <table:table-row table:style-name="ro2">
          <table:table-cell table:style-name="ce3" office:value-type="string">
            <text:p>Resistor, 4.7K, 0402</text:p>
          </table:table-cell>
          <table:table-cell office:value-type="float" office:value="2">
            <text:p>2</text:p>
          </table:table-cell>
          <table:table-cell table:style-name="ce3" office:value-type="string">
            <text:p>Farnell 1358060 </text:p>
          </table:table-cell>
        </table:table-row>
        <table:table-row table:style-name="ro1">
          <table:table-cell table:style-name="ce3" office:value-type="string">
            <text:p>Resistor, 0</text:p>
          </table:table-cell>
          <table:table-cell office:value-type="float" office:value="4">
            <text:p>4</text:p>
          </table:table-cell>
          <table:table-cell table:style-name="ce3" office:value-type="string">
            <text:p>2/4 = Do Not Place</text:p>
          </table:table-cell>
        </table:table-row>
        <table:table-row table:style-name="ro1">
          <table:table-cell table:style-name="ce3" office:value-type="string">
            <text:p>XC6SLX45-FGG484</text:p>
          </table:table-cell>
          <table:table-cell office:value-type="float" office:value="1">
            <text:p>1</text:p>
          </table:table-cell>
          <table:table-cell table:style-name="ce3" office:value-type="string">
            <text:p>Digikey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9])" office:value-type="float" office:value="12">
            <text:p>12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>
            <text:p>Copyright 2009-2010 Sébastien Bourdeauducq. License: Creative Commons BY-SA 3.0 Unported</text:p>
          </table:table-cell>
          <table:table-cell table:style-name="Default"/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Capacitor, 470nF, 0402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Farnell 8819726</text:p>
          </table:table-cell>
        </table:table-row>
        <table:table-row table:style-name="ro1">
          <table:table-cell table:style-name="ce3" office:value-type="string">
            <text:p>Capacitor, 4.7uF, 0805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Farnell 1759414</text:p>
          </table:table-cell>
        </table:table-row>
        <table:table-row table:style-name="ro1">
          <table:table-cell table:style-name="ce3" office:value-type="string">
            <text:p>Capacitor, 100uF, 121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Copyright 2009-2010 Sébastien Bourdeauducq. License: Creative Commons BY-SA 3.0 Unported</text:p>
          </table:table-cell>
          <table:table-cell table:number-columns-repeated="2"/>
        </table:table-row>
      </table:table>
      <table:table table:name="Misc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7])" office:value-type="float" office:value="22">
            <text:p>2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MiscContro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Vishay sample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Zener, BZX84, 4.3V, SOT23</text:p>
          </table:table-cell>
          <table:table-cell office:value-type="float" office:value="8">
            <text:p>8</text:p>
          </table:table-cell>
          <table:table-cell office:value-type="string">
            <text:p>Farnell 1651564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8])" office:value-type="float" office:value="33">
            <text:p>33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JS28F256J3F10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umonyx sample</text:p>
          </table:table-cell>
        </table:table-row>
        <table:table-row table:style-name="ro1">
          <table:table-cell table:style-name="ce3" office:value-type="string">
            <text:p>Capacitor, 100nF, 040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rnell 1611916</text:p>
          </table:table-cell>
        </table:table-row>
        <table:table-row table:style-name="ro1">
          <table:table-cell table:style-name="ce3" office:value-type="string">
            <text:p>Capacitor, 1uF, 040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arnell 1759375 </text:p>
          </table:table-cell>
        </table:table-row>
        <table:table-row table:style-name="ro1">
          <table:table-cell table:style-name="ce3" office:value-type="string">
            <text:p>Resistor, 10K, 040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7])" office:value-type="float" office:value="8">
            <text:p>8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Copyright 2009-2010 Sébastien Bourdeauducq. License: Creative Commons BY-SA 3.0 Unported</text:p>
          </table:table-cell>
          <table:table-cell table:number-columns-repeated="2"/>
        </table:table-row>
      </table:table>
      <table:table table:name="Pow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5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5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5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ferrite bead, 1206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Mouser 304-169K-RC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3])" office:value-type="float" office:value="47">
            <text:p>47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SDRAM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0])" office:value-type="float" office:value="82">
            <text:p>8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USB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Polyswitch 1.5A 1210</text:p>
          </table:table-cell>
          <table:table-cell office:value-type="float" office:value="1">
            <text:p>1</text:p>
          </table:table-cell>
          <table:table-cell office:value-type="string">
            <text:p>Farnell 1345919 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3])" office:value-type="float" office:value="22">
            <text:p>2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VGAou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0])" office:value-type="float" office:value="32">
            <text:p>3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VideoI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office:value-type="string">
            <text:p>Farnell 1457091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office:value-type="string">
            <text:p>Farnell 1758968</text:p>
          </table:table-cell>
        </table:table-row>
        <table:table-row table:style-name="ro1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office:value-type="string">
            <text:p>Farnell 1469665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7])" office:value-type="float" office:value="55">
            <text:p>55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Total" table:style-name="ta1" table:print="false">
        <table:table-column table:style-name="co1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4" office:value-type="string">
            <text:p>Total parts, from subtotal</text:p>
          </table:table-cell>
          <table:table-cell table:style-name="ce4" table:formula="of:=[Audio.B27]+[Ethernet.B16]+[FPGA.B11]+[FPGAdec.B8]+[Misc.B19]+[MiscControl.B20]+[NORFlash.B9]+[Power.B25]+[SDRAM.B12]+[USB.B15]+[VGAout.B22]+[VideoIn.B19]" office:value-type="float" office:value="483">
            <text:p>483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>
            <text:p>Number of boards</text:p>
          </table:table-cell>
          <table:table-cell table:style-name="ce4" office:value-type="float" office:value="5">
            <text:p>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6" office:value-type="string">
            <text:p>Part</text:p>
          </table:table-cell>
          <table:table-cell table:style-name="ce6" office:value-type="string">
            <text:p>Quantity</text:p>
          </table:table-cell>
          <table:table-cell table:style-name="ce6" office:value-type="string">
            <text:p>Expansion</text:p>
          </table:table-cell>
          <table:table-cell table:style-name="ce6" office:value-type="string">
            <text:p>Comment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table:formula="of:=[.B2]*[.B5]" office:value-type="float" office:value="10">
            <text:p>10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table:formula="of:=[.B2]*[.B6]" office:value-type="float" office:value="5">
            <text:p>5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table:formula="of:=[.B2]*[.B7]" office:value-type="float" office:value="10">
            <text:p>10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table:formula="of:=[.B2]*[.B8]" office:value-type="float" office:value="5">
            <text:p>5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table:formula="of:=[.B2]*[.B9]" office:value-type="float" office:value="10">
            <text:p>10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table:formula="of:=[.B2]*[.B10]" office:value-type="float" office:value="5">
            <text:p>5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table:formula="of:=[.B2]*[.B11]" office:value-type="float" office:value="5">
            <text:p>5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table:formula="of:=[.B2]*[.B12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table:formula="of:=[.B2]*[.B13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2">
            <text:p>62</text:p>
          </table:table-cell>
          <table:table-cell table:formula="of:=[.B2]*[.B14]" office:value-type="float" office:value="310">
            <text:p>310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table:formula="of:=[.B2]*[.B15]" office:value-type="float" office:value="10">
            <text:p>10</text:p>
          </table:table-cell>
          <table:table-cell office:value-type="string">
            <text:p>Farnell 1758968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table:formula="of:=[.B2]*[.B16]" office:value-type="float" office:value="35">
            <text:p>35</text:p>
          </table:table-cell>
          <table:table-cell office:value-type="string">
            <text:p>Farnell 1108328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9">
            <text:p>19</text:p>
          </table:table-cell>
          <table:table-cell table:formula="of:=[.B2]*[.B17]" office:value-type="float" office:value="95">
            <text:p>95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2">
            <text:p>12</text:p>
          </table:table-cell>
          <table:table-cell table:formula="of:=[.B2]*[.B18]" office:value-type="float" office:value="60">
            <text:p>60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0">
            <text:p>30</text:p>
          </table:table-cell>
          <table:table-cell table:formula="of:=[.B2]*[.B19]" office:value-type="float" office:value="150">
            <text:p>150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table:formula="of:=[.B2]*[.B20]" office:value-type="float" office:value="5">
            <text:p>5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table:formula="of:=[.B2]*[.B21]" office:value-type="float" office:value="25">
            <text:p>2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3">
            <text:p>3</text:p>
          </table:table-cell>
          <table:table-cell table:formula="of:=[.B2]*[.B22]" office:value-type="float" office:value="15">
            <text:p>15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table:formula="of:=[.B2]*[.B23]" office:value-type="float" office:value="5">
            <text:p>5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8">
            <text:p>8</text:p>
          </table:table-cell>
          <table:table-cell table:formula="of:=[.B2]*[.B24]" office:value-type="float" office:value="40">
            <text:p>40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table:formula="of:=[.B2]*[.B25]" office:value-type="float" office:value="5">
            <text:p>5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table:formula="of:=[.B2]*[.B26]" office:value-type="float" office:value="5">
            <text:p>5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4">
            <text:p>4</text:p>
          </table:table-cell>
          <table:table-cell table:formula="of:=[.B2]*[.B27]" office:value-type="float" office:value="20">
            <text:p>20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table:formula="of:=[.B2]*[.B28]" office:value-type="float" office:value="110">
            <text:p>110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4">
            <text:p>44</text:p>
          </table:table-cell>
          <table:table-cell table:formula="of:=[.B2]*[.B29]" office:value-type="float" office:value="220">
            <text:p>220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table:formula="of:=[.B2]*[.B30]" office:value-type="float" office:value="30">
            <text:p>30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table:formula="of:=[.B2]*[.B31]" office:value-type="float" office:value="20">
            <text:p>20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table:formula="of:=[.B2]*[.B32]" office:value-type="float" office:value="5">
            <text:p>5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table:formula="of:=[.B2]*[.B33]" office:value-type="float" office:value="5">
            <text:p>5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table:formula="of:=[.B2]*[.B34]" office:value-type="float" office:value="5">
            <text:p>5</text:p>
          </table:table-cell>
          <table:table-cell office:value-type="string">
            <text:p>Farnell 1457091</text:p>
          </table:table-cell>
        </table:table-row>
        <table:table-row table:style-name="ro1">
          <table:table-cell table:style-name="ce5" office:value-type="string">
            <text:p>DC10A</text:p>
          </table:table-cell>
          <table:table-cell office:value-type="float" office:value="1">
            <text:p>1</text:p>
          </table:table-cell>
          <table:table-cell table:formula="of:=[.B2]*[.B35]" office:value-type="float" office:value="5">
            <text:p>5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table:formula="of:=[.B2]*[.B36]" office:value-type="float" office:value="5">
            <text:p>5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table:formula="of:=[.B2]*[.B37]" office:value-type="float" office:value="5">
            <text:p>5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3">
            <text:p>13</text:p>
          </table:table-cell>
          <table:table-cell table:formula="of:=[.B2]*[.B38]" office:value-type="float" office:value="65">
            <text:p>65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table:formula="of:=[.B2]*[.B39]" office:value-type="float" office:value="15">
            <text:p>15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table:formula="of:=[.B2]*[.B40]" office:value-type="float" office:value="5">
            <text:p>5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table:formula="of:=[.B2]*[.B41]" office:value-type="float" office:value="5">
            <text:p>5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2">
            <text:p>2</text:p>
          </table:table-cell>
          <table:table-cell table:formula="of:=[.B2]*[.B42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table:formula="of:=[.B2]*[.B43]" office:value-type="float" office:value="5">
            <text:p>5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table:formula="of:=[.B2]*[.B44]" office:value-type="float" office:value="10">
            <text:p>10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table:formula="of:=[.B2]*[.B45]" office:value-type="float" office:value="5">
            <text:p>5</text:p>
          </table:table-cell>
          <table:table-cell office:value-type="string">
            <text:p>Numonyx sample</text:p>
          </table:table-cell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table:formula="of:=[.B2]*[.B46]" office:value-type="float" office:value="5">
            <text:p>5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table:formula="of:=[.B2]*[.B47]" office:value-type="float" office:value="15">
            <text:p>15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table:formula="of:=[.B2]*[.B48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LP38511TJ-ADJ</text:p>
          </table:table-cell>
          <table:table-cell office:value-type="float" office:value="1">
            <text:p>1</text:p>
          </table:table-cell>
          <table:table-cell table:formula="of:=[.B2]*[.B49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LP38690DT-3.3</text:p>
          </table:table-cell>
          <table:table-cell office:value-type="float" office:value="1">
            <text:p>1</text:p>
          </table:table-cell>
          <table:table-cell table:formula="of:=[.B2]*[.B50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table:formula="of:=[.B2]*[.B51]" office:value-type="float" office:value="10">
            <text:p>10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 table:formula="of:=[.B2]*[.B52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table:formula="of:=[.B2]*[.B53]" office:value-type="float" office:value="10">
            <text:p>10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table:formula="of:=[.B2]*[.B54]" office:value-type="float" office:value="5">
            <text:p>5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table:formula="of:=[.B2]*[.B55]" office:value-type="float" office:value="5">
            <text:p>5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table:formula="of:=[.B2]*[.B56]" office:value-type="float" office:value="25">
            <text:p>25</text:p>
          </table:table-cell>
          <table:table-cell office:value-type="string">
            <text:p>Farnell 1651732</text:p>
          </table:table-cell>
        </table:table-row>
        <table:table-row table:style-name="ro1">
          <table:table-cell table:style-name="ce5" office:value-type="string">
            <text:p>PTH04000WAH</text:p>
          </table:table-cell>
          <table:table-cell office:value-type="float" office:value="1">
            <text:p>1</text:p>
          </table:table-cell>
          <table:table-cell table:formula="of:=[.B2]*[.B57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2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table:formula="of:=[.B2]*[.B58]" office:value-type="float" office:value="5">
            <text:p>5</text:p>
          </table:table-cell>
          <table:table-cell office:value-type="string">
            <text:p>Digikey CP-1445-ND</text:p>
          </table:table-cell>
        </table:table-row>
        <table:table-row table:style-name="ro2">
          <table:table-cell office:value-type="string">
            <text:p>Polyswitch 1.5A 1210</text:p>
          </table:table-cell>
          <table:table-cell office:value-type="float" office:value="1">
            <text:p>1</text:p>
          </table:table-cell>
          <table:table-cell table:formula="of:=[.B2]*[.B59]" office:value-type="float" office:value="5">
            <text:p>5</text:p>
          </table:table-cell>
          <table:table-cell office:value-type="string">
            <text:p>Farnell 1345919 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table:formula="of:=[.B2]*[.B60]" office:value-type="float" office:value="5">
            <text:p>5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table:formula="of:=[.B2]*[.B61]" office:value-type="float" office:value="5">
            <text:p>5</text:p>
          </table:table-cell>
          <table:table-cell office:value-type="string">
            <text:p>Farnell 1469665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table:formula="of:=[.B2]*[.B62]" office:value-type="float" office:value="20">
            <text:p>20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table:formula="of:=[.B2]*[.B63]" office:value-type="float" office:value="5">
            <text:p>5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12">
            <text:p>12</text:p>
          </table:table-cell>
          <table:table-cell table:formula="of:=[.B2]*[.B64]" office:value-type="float" office:value="60">
            <text:p>60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6">
            <text:p>6</text:p>
          </table:table-cell>
          <table:table-cell table:formula="of:=[.B2]*[.B65]" office:value-type="float" office:value="30">
            <text:p>30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table:formula="of:=[.B2]*[.B66]" office:value-type="float" office:value="5">
            <text:p>5</text:p>
          </table:table-cell>
          <table:table-cell office:value-type="string">
            <text:p>Mouser 304-169K-RC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9">
            <text:p>9</text:p>
          </table:table-cell>
          <table:table-cell table:formula="of:=[.B2]*[.B67]" office:value-type="float" office:value="45">
            <text:p>45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2">
            <text:p>2</text:p>
          </table:table-cell>
          <table:table-cell table:formula="of:=[.B2]*[.B68]" office:value-type="float" office:value="10">
            <text:p>10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table:formula="of:=[.B2]*[.B69]" office:value-type="float" office:value="5">
            <text:p>5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table:formula="of:=[.B2]*[.B70]" office:value-type="float" office:value="5">
            <text:p>5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5">
            <text:p>5</text:p>
          </table:table-cell>
          <table:table-cell table:formula="of:=[.B2]*[.B71]" office:value-type="float" office:value="25">
            <text:p>25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table:formula="of:=[.B2]*[.B72]" office:value-type="float" office:value="20">
            <text:p>20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8">
            <text:p>8</text:p>
          </table:table-cell>
          <table:table-cell table:formula="of:=[.B2]*[.B73]" office:value-type="float" office:value="40">
            <text:p>40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table:formula="of:=[.B2]*[.B74]" office:value-type="float" office:value="300">
            <text:p>30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330, 0402</text:p>
          </table:table-cell>
          <table:table-cell office:value-type="float" office:value="1">
            <text:p>1</text:p>
          </table:table-cell>
          <table:table-cell table:formula="of:=[.B2]*[.B75]" office:value-type="float" office:value="5">
            <text:p>5</text:p>
          </table:table-cell>
          <table:table-cell office:value-type="string">
            <text:p>TBD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8">
            <text:p>8</text:p>
          </table:table-cell>
          <table:table-cell table:formula="of:=[.B2]*[.B76]" office:value-type="float" office:value="40">
            <text:p>40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2">
            <text:p>2</text:p>
          </table:table-cell>
          <table:table-cell table:formula="of:=[.B2]*[.B77]" office:value-type="float" office:value="10">
            <text:p>10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table:formula="of:=[.B2]*[.B78]" office:value-type="float" office:value="5">
            <text:p>5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table:formula="of:=[.B2]*[.B79]" office:value-type="float" office:value="20">
            <text:p>20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table:formula="of:=[.B2]*[.B80]" office:value-type="float" office:value="5">
            <text:p>5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table:formula="of:=[.B2]*[.B81]" office:value-type="float" office:value="5">
            <text:p>5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table:formula="of:=[.B2]*[.B82]" office:value-type="float" office:value="90">
            <text:p>90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6">
            <text:p>6</text:p>
          </table:table-cell>
          <table:table-cell table:formula="of:=[.B2]*[.B83]" office:value-type="float" office:value="30">
            <text:p>30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table:formula="of:=[.B2]*[.B84]" office:value-type="float" office:value="5">
            <text:p>5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0</text:p>
          </table:table-cell>
          <table:table-cell office:value-type="float" office:value="4">
            <text:p>4</text:p>
          </table:table-cell>
          <table:table-cell table:formula="of:=[.B85]*[.B2]" office:value-type="float" office:value="20">
            <text:p>20</text:p>
          </table:table-cell>
          <table:table-cell office:value-type="string">
            <text:p>2/4 = Do Not Place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3">
            <text:p>3</text:p>
          </table:table-cell>
          <table:table-cell table:formula="of:=[.B2]*[.B86]" office:value-type="float" office:value="15">
            <text:p>15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table:formula="of:=[.B2]*[.B87]" office:value-type="float" office:value="10">
            <text:p>10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table:formula="of:=[.B2]*[.B88]" office:value-type="float" office:value="5">
            <text:p>5</text:p>
          </table:table-cell>
          <table:table-cell office:value-type="string">
            <text:p>Farnell 1564252</text:p>
          </table:table-cell>
        </table:table-row>
        <table:table-row table:style-name="ro1">
          <table:table-cell table:style-name="ce5" office:value-type="string">
            <text:p>TPS76301</text:p>
          </table:table-cell>
          <table:table-cell office:value-type="float" office:value="1">
            <text:p>1</text:p>
          </table:table-cell>
          <table:table-cell table:formula="of:=[.B2]*[.B89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1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table:formula="of:=[.B2]*[.B90]" office:value-type="float" office:value="5">
            <text:p>5</text:p>
          </table:table-cell>
          <table:table-cell office:value-type="string">
            <text:p>Vishay sample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table:formula="of:=[.B2]*[.B91]" office:value-type="float" office:value="20">
            <text:p>20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table:formula="of:=[.B2]*[.B92]" office:value-type="float" office:value="5">
            <text:p>5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Zener, BZX84, 4.3V, SOT23</text:p>
          </table:table-cell>
          <table:table-cell office:value-type="float" office:value="8">
            <text:p>8</text:p>
          </table:table-cell>
          <table:table-cell table:formula="of:=[.B2]*[.B93]" office:value-type="float" office:value="40">
            <text:p>40</text:p>
          </table:table-cell>
          <table:table-cell office:value-type="string">
            <text:p>Farnell 165156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5:.B93])" office:value-type="float" office:value="483">
            <text:p>483</text:p>
          </table:table-cell>
          <table:table-cell table:style-name="Default" table:formula="of:=SUM([.C5:.C93])" office:value-type="float" office:value="2415">
            <text:p>2415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3"/>
        </table:table-row>
      </table:table>
      <table:database-ranges>
        <table:database-range table:target-range-address="Total.A5:Total.C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/01/2010</text:date>, <text:time>16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10-01-29T16:52:56</dc:date>
    <meta:editing-duration>PT31H41M00S</meta:editing-duration>
    <meta:editing-cycles>59</meta:editing-cycles>
    <meta:generator>OpenOffice.org/3.1$Linux OpenOffice.org_project/310m19$Build-9420</meta:generator>
    <meta:document-statistic meta:table-count="13" meta:cell-count="876" meta:object-count="0"/>
  </office:meta>
</office:document-meta>
</file>